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style-name="ce1" office:value-type="string">
            <text:p>IntNum</text:p>
          </table:table-cell>
          <table:table-cell table:style-name="ce1" office:value-type="string">
            <text:p>AXVal</text:p>
          </table:table-cell>
          <table:table-cell table:style-name="ce1" office:value-type="string">
            <text:p>BX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AX Return</text:p>
          </table:table-cell>
          <table:table-cell table:style-name="ce1" office:value-type="string">
            <text:p>Flags Return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000</text:p>
          </table:table-cell>
          <table:table-cell office:value-type="string">
            <text:p>0x0078</text:p>
          </table:table-cell>
          <table:table-cell table:number-columns-repeated="2" office:value-type="string">
            <text:p>0x0000</text:p>
          </table:table-cell>
          <table:table-cell office:value-type="string">
            <text:p>0x7c70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500</text:p>
          </table:table-cell>
          <table:table-cell table:number-columns-repeated="2" office:value-type="string">
            <text:p>0x0000</text:p>
          </table:table-cell>
          <table:table-cell office:value-type="string">
            <text:p>0x7d9b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0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700</text:p>
          </table:table-cell>
          <table:table-cell table:number-columns-repeated="2" office:value-type="string">
            <text:p>0x0000</text:p>
          </table:table-cell>
          <table:table-cell office:value-type="string">
            <text:p>0x7d9b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0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900</text:p>
          </table:table-cell>
          <table:table-cell table:number-columns-repeated="2" office:value-type="string">
            <text:p>0x0000</text:p>
          </table:table-cell>
          <table:table-cell office:value-type="string">
            <text:p>0x7d9b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0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b00</text:p>
          </table:table-cell>
          <table:table-cell table:number-columns-repeated="2" office:value-type="string">
            <text:p>0x0000</text:p>
          </table:table-cell>
          <table:table-cell office:value-type="string">
            <text:p>0x7d9b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0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2</text:p>
          </table:table-cell>
          <table:table-cell office:value-type="string">
            <text:p>0x0000</text:p>
          </table:table-cell>
          <table:table-cell office:value-type="string">
            <text:p>0x0021</text:p>
          </table:table-cell>
          <table:table-cell office:value-type="string">
            <text:p>0x0000</text:p>
          </table:table-cell>
          <table:table-cell office:value-type="string">
            <text:p>0x0070</text:p>
          </table:table-cell>
          <table:table-cell office:value-type="string">
            <text:p>0x01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00</text:p>
          </table:table-cell>
          <table:table-cell office:value-type="string">
            <text:p>0x9f9f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9f9f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00</text:p>
          </table:table-cell>
          <table:table-cell office:value-type="string">
            <text:p>0x9f9f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9f9f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1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1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1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1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1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1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1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1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2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2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2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2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2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2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2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2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3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3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3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3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3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3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3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3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4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4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4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4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4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4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4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4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5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5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5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5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5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5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5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5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6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6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6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6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6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6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6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6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7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7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7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7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7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7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7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7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8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8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8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8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8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8a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8c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8e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90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92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94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96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6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985a</text:p>
          </table:table-cell>
          <table:table-cell office:value-type="string">
            <text:p>0x0070</text:p>
          </table:table-cell>
          <table:table-cell office:value-type="string">
            <text:p>0x9f44</text:p>
          </table:table-cell>
          <table:table-cell office:value-type="string">
            <text:p>0x0420</text:p>
          </table:table-cell>
          <table:table-cell office:value-type="string">
            <text:p>0x0001</text:p>
          </table:table-cell>
          <table:table-cell office:value-type="string">
            <text:p>0x0202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0</text:p>
          </table:table-cell>
          <table:table-cell office:value-type="string">
            <text:p>0x0e53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0</text:p>
          </table:table-cell>
          <table:table-cell office:value-type="string">
            <text:p>0x0e74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0</text:p>
          </table:table-cell>
          <table:table-cell office:value-type="string">
            <text:p>0x0e61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0</text:p>
          </table:table-cell>
          <table:table-cell office:value-type="string">
            <text:p>0x0e72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0</text:p>
          </table:table-cell>
          <table:table-cell office:value-type="string">
            <text:p>0x0e74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0</text:p>
          </table:table-cell>
          <table:table-cell office:value-type="string">
            <text:p>0x0e69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0</text:p>
          </table:table-cell>
          <table:table-cell office:value-type="string">
            <text:p>0x0e6e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0</text:p>
          </table:table-cell>
          <table:table-cell office:value-type="string">
            <text:p>0x0e67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0</text:p>
          </table:table-cell>
          <table:table-cell office:value-type="string">
            <text:p>0x0e20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0</text:p>
          </table:table-cell>
          <table:table-cell office:value-type="string">
            <text:p>0x0e4d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0</text:p>
          </table:table-cell>
          <table:table-cell office:value-type="string">
            <text:p>0x0e53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0</text:p>
          </table:table-cell>
          <table:table-cell office:value-type="string">
            <text:p>0x0e2d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0</text:p>
          </table:table-cell>
          <table:table-cell office:value-type="string">
            <text:p>0x0e44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0</text:p>
          </table:table-cell>
          <table:table-cell office:value-type="string">
            <text:p>0x0e4f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0</text:p>
          </table:table-cell>
          <table:table-cell office:value-type="string">
            <text:p>0x0e53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0</text:p>
          </table:table-cell>
          <table:table-cell office:value-type="string">
            <text:p>0x0e2e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0</text:p>
          </table:table-cell>
          <table:table-cell office:value-type="string">
            <text:p>0x0e2e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0</text:p>
          </table:table-cell>
          <table:table-cell office:value-type="string">
            <text:p>0x0e2e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0</text:p>
          </table:table-cell>
          <table:table-cell office:value-type="string">
            <text:p>0x0e0d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0</text:p>
          </table:table-cell>
          <table:table-cell office:value-type="string">
            <text:p>0x0e0a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0</text:p>
          </table:table-cell>
          <table:table-cell office:value-type="string">
            <text:p>0x0e0a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2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1</text:p>
          </table:table-cell>
          <table:table-cell office:value-type="string">
            <text:p>0xf000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7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c000</text:p>
          </table:table-cell>
          <table:table-cell office:value-type="string">
            <text:p>0x0007</text:p>
          </table:table-cell>
          <table:table-cell table:number-columns-repeated="2" office:value-type="string">
            <text:p>0x0070</text:p>
          </table:table-cell>
          <table:table-cell office:value-type="string">
            <text:p>0x18d6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4</text:p>
          </table:table-cell>
          <table:table-cell office:value-type="string">
            <text:p>0x00a3</text:p>
          </table:table-cell>
          <table:table-cell office:value-type="string">
            <text:p>0xe6f5</text:p>
          </table:table-cell>
          <table:table-cell office:value-type="string">
            <text:p>0xf000</text:p>
          </table:table-cell>
          <table:table-cell office:value-type="string">
            <text:p>0x0070</text:p>
          </table:table-cell>
          <table:table-cell office:value-type="string">
            <text:p>0x22ac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4</text:p>
          </table:table-cell>
          <table:table-cell office:value-type="string">
            <text:p>0x00a3</text:p>
          </table:table-cell>
          <table:table-cell office:value-type="string">
            <text:p>0xe6f5</text:p>
          </table:table-cell>
          <table:table-cell office:value-type="string">
            <text:p>0xf000</text:p>
          </table:table-cell>
          <table:table-cell office:value-type="string">
            <text:p>0x0070</text:p>
          </table:table-cell>
          <table:table-cell office:value-type="string">
            <text:p>0x22ac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4</text:p>
          </table:table-cell>
          <table:table-cell office:value-type="string">
            <text:p>0x00a3</text:p>
          </table:table-cell>
          <table:table-cell office:value-type="string">
            <text:p>0xe6f5</text:p>
          </table:table-cell>
          <table:table-cell office:value-type="string">
            <text:p>0xf000</text:p>
          </table:table-cell>
          <table:table-cell office:value-type="string">
            <text:p>0x0070</text:p>
          </table:table-cell>
          <table:table-cell office:value-type="string">
            <text:p>0x22ac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4</text:p>
          </table:table-cell>
          <table:table-cell office:value-type="string">
            <text:p>0x00a3</text:p>
          </table:table-cell>
          <table:table-cell office:value-type="string">
            <text:p>0xe6f5</text:p>
          </table:table-cell>
          <table:table-cell office:value-type="string">
            <text:p>0xf000</text:p>
          </table:table-cell>
          <table:table-cell office:value-type="string">
            <text:p>0x0070</text:p>
          </table:table-cell>
          <table:table-cell office:value-type="string">
            <text:p>0x22ac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7</text:p>
          </table:table-cell>
          <table:table-cell office:value-type="string">
            <text:p>0x0102</text:p>
          </table:table-cell>
          <table:table-cell office:value-type="string">
            <text:p>0xe6f5</text:p>
          </table:table-cell>
          <table:table-cell office:value-type="string">
            <text:p>0xf000</text:p>
          </table:table-cell>
          <table:table-cell office:value-type="string">
            <text:p>0x0070</text:p>
          </table:table-cell>
          <table:table-cell office:value-type="string">
            <text:p>0x22a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7</text:p>
          </table:table-cell>
          <table:table-cell office:value-type="string">
            <text:p>0x0101</text:p>
          </table:table-cell>
          <table:table-cell office:value-type="string">
            <text:p>0xe6f5</text:p>
          </table:table-cell>
          <table:table-cell office:value-type="string">
            <text:p>0xf000</text:p>
          </table:table-cell>
          <table:table-cell office:value-type="string">
            <text:p>0x0070</text:p>
          </table:table-cell>
          <table:table-cell office:value-type="string">
            <text:p>0x22a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7</text:p>
          </table:table-cell>
          <table:table-cell office:value-type="string">
            <text:p>0x0100</text:p>
          </table:table-cell>
          <table:table-cell office:value-type="string">
            <text:p>0xe6f5</text:p>
          </table:table-cell>
          <table:table-cell office:value-type="string">
            <text:p>0xf000</text:p>
          </table:table-cell>
          <table:table-cell office:value-type="string">
            <text:p>0x0070</text:p>
          </table:table-cell>
          <table:table-cell office:value-type="string">
            <text:p>0x22a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2</text:p>
          </table:table-cell>
          <table:table-cell office:value-type="string">
            <text:p>0x0008</text:p>
          </table:table-cell>
          <table:table-cell office:value-type="string">
            <text:p>0x06f4</text:p>
          </table:table-cell>
          <table:table-cell office:value-type="string">
            <text:p>0x0000</text:p>
          </table:table-cell>
          <table:table-cell office:value-type="string">
            <text:p>0x0070</text:p>
          </table:table-cell>
          <table:table-cell office:value-type="string">
            <text:p>0x19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200</text:p>
          </table:table-cell>
          <table:table-cell office:value-type="string">
            <text:p>0x06f4</text:p>
          </table:table-cell>
          <table:table-cell table:number-columns-repeated="2" office:value-type="string">
            <text:p>0x0070</text:p>
          </table:table-cell>
          <table:table-cell office:value-type="string">
            <text:p>0x23fa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006</text:p>
          </table:table-cell>
          <table:table-cell office:value-type="string">
            <text:p>0x06f4</text:p>
          </table:table-cell>
          <table:table-cell table:number-columns-repeated="2" office:value-type="string">
            <text:p>0x0070</text:p>
          </table:table-cell>
          <table:table-cell office:value-type="string">
            <text:p>0x1530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406</text:p>
          </table:table-cell>
          <table:table-cell office:value-type="string">
            <text:p>0x06f4</text:p>
          </table:table-cell>
          <table:table-cell table:number-columns-repeated="2" office:value-type="string">
            <text:p>0x0070</text:p>
          </table:table-cell>
          <table:table-cell office:value-type="string">
            <text:p>0x154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800</text:p>
          </table:table-cell>
          <table:table-cell office:value-type="string">
            <text:p>0x06f4</text:p>
          </table:table-cell>
          <table:table-cell table:number-columns-repeated="2" office:value-type="string">
            <text:p>0x0070</text:p>
          </table:table-cell>
          <table:table-cell office:value-type="string">
            <text:p>0x1a7e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800</text:p>
          </table:table-cell>
          <table:table-cell office:value-type="string">
            <text:p>0x06f4</text:p>
          </table:table-cell>
          <table:table-cell table:number-columns-repeated="2" office:value-type="string">
            <text:p>0x0070</text:p>
          </table:table-cell>
          <table:table-cell office:value-type="string">
            <text:p>0x1abf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1500</text:p>
          </table:table-cell>
          <table:table-cell office:value-type="string">
            <text:p>0x0004</text:p>
          </table:table-cell>
          <table:table-cell table:number-columns-repeated="2" office:value-type="string">
            <text:p>0x0070</text:p>
          </table:table-cell>
          <table:table-cell office:value-type="string">
            <text:p>0x1af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4101</text:p>
          </table:table-cell>
          <table:table-cell office:value-type="string">
            <text:p>0x5401</text:p>
          </table:table-cell>
          <table:table-cell table:number-columns-repeated="2" office:value-type="string">
            <text:p>0x0070</text:p>
          </table:table-cell>
          <table:table-cell office:value-type="string">
            <text:p>0x1ce3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14e</text:p>
          </table:table-cell>
          <table:table-cell office:value-type="string">
            <text:p>0x0070</text:p>
          </table:table-cell>
          <table:table-cell office:value-type="string">
            <text:p>0x02cc</text:p>
          </table:table-cell>
          <table:table-cell office:value-type="string">
            <text:p>0x07a6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001</text:p>
          </table:table-cell>
          <table:table-cell office:value-type="string">
            <text:p>0x014e</text:p>
          </table:table-cell>
          <table:table-cell office:value-type="string">
            <text:p>0x0070</text:p>
          </table:table-cell>
          <table:table-cell office:value-type="string">
            <text:p>0x02cc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00</text:p>
          </table:table-cell>
          <table:table-cell office:value-type="string">
            <text:p>0x9f80</text:p>
          </table:table-cell>
          <table:table-cell office:value-type="string">
            <text:p>0x02cc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9f8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00</text:p>
          </table:table-cell>
          <table:table-cell office:value-type="string">
            <text:p>0x0070</text:p>
          </table:table-cell>
          <table:table-cell office:value-type="string">
            <text:p>0x02cc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11</text:p>
          </table:table-cell>
          <table:table-cell office:value-type="string">
            <text:p>0x0000</text:p>
          </table:table-cell>
          <table:table-cell office:value-type="string">
            <text:p>0x0a0a</text:p>
          </table:table-cell>
          <table:table-cell office:value-type="string">
            <text:p>0x02cc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a0a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12</text:p>
          </table:table-cell>
          <table:table-cell office:value-type="string">
            <text:p>0x2200</text:p>
          </table:table-cell>
          <table:table-cell office:value-type="string">
            <text:p>0x0a0a</text:p>
          </table:table-cell>
          <table:table-cell office:value-type="string">
            <text:p>0x02cc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a0a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12</text:p>
          </table:table-cell>
          <table:table-cell office:value-type="string">
            <text:p>0x4600</text:p>
          </table:table-cell>
          <table:table-cell office:value-type="string">
            <text:p>0x0a0a</text:p>
          </table:table-cell>
          <table:table-cell office:value-type="string">
            <text:p>0x02cc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a0a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a0a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12</text:p>
          </table:table-cell>
          <table:table-cell office:value-type="string">
            <text:p>0x6a00</text:p>
          </table:table-cell>
          <table:table-cell office:value-type="string">
            <text:p>0x0a0a</text:p>
          </table:table-cell>
          <table:table-cell office:value-type="string">
            <text:p>0x02cc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a0a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4</text:p>
          </table:table-cell>
          <table:table-cell office:value-type="string">
            <text:p>0x8e00</text:p>
          </table:table-cell>
          <table:table-cell office:value-type="string">
            <text:p>0x0a0a</text:p>
          </table:table-cell>
          <table:table-cell office:value-type="string">
            <text:p>0x02cc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a0a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9600</text:p>
          </table:table-cell>
          <table:table-cell office:value-type="string">
            <text:p>0x0070</text:p>
          </table:table-cell>
          <table:table-cell office:value-type="string">
            <text:p>0x02cc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c009</text:p>
          </table:table-cell>
          <table:table-cell office:value-type="string">
            <text:p>0x0007</text:p>
          </table:table-cell>
          <table:table-cell office:value-type="string">
            <text:p>0x0070</text:p>
          </table:table-cell>
          <table:table-cell office:value-type="string">
            <text:p>0x0473</text:p>
          </table:table-cell>
          <table:table-cell office:value-type="string">
            <text:p>0x0414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880e</text:p>
          </table:table-cell>
          <table:table-cell office:value-type="string">
            <text:p>0xf01d</text:p>
          </table:table-cell>
          <table:table-cell office:value-type="string">
            <text:p>0x010e</text:p>
          </table:table-cell>
          <table:table-cell office:value-type="string">
            <text:p>0x8e81</text:p>
          </table:table-cell>
          <table:table-cell office:value-type="string">
            <text:p>0x05d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8796</text:p>
          </table:table-cell>
          <table:table-cell office:value-type="string">
            <text:p>0xf01d</text:p>
          </table:table-cell>
          <table:table-cell table:number-columns-repeated="2" office:value-type="string">
            <text:p>0x8e81</text:p>
          </table:table-cell>
          <table:table-cell office:value-type="string">
            <text:p>0x0ce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1</text:p>
          </table:table-cell>
          <table:table-cell office:value-type="string">
            <text:p>0x5000</text:p>
          </table:table-cell>
          <table:table-cell table:number-columns-repeated="2" office:value-type="string">
            <text:p>0x8e71</text:p>
          </table:table-cell>
          <table:table-cell office:value-type="string">
            <text:p>0x8e81</text:p>
          </table:table-cell>
          <table:table-cell office:value-type="string">
            <text:p>0x06b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1</text:p>
          </table:table-cell>
          <table:table-cell office:value-type="string">
            <text:p>0x2524</text:p>
          </table:table-cell>
          <table:table-cell table:number-columns-repeated="2" office:value-type="string">
            <text:p>0x8e71</text:p>
          </table:table-cell>
          <table:table-cell office:value-type="string">
            <text:p>0x8e81</text:p>
          </table:table-cell>
          <table:table-cell office:value-type="string">
            <text:p>0x06c0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a</text:p>
          </table:table-cell>
          <table:table-cell office:value-type="string">
            <text:p>0x8224</text:p>
          </table:table-cell>
          <table:table-cell office:value-type="string">
            <text:p>0x004a</text:p>
          </table:table-cell>
          <table:table-cell office:value-type="string">
            <text:p>0x8e71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1</text:p>
          </table:table-cell>
          <table:table-cell office:value-type="string">
            <text:p>0x0e24</text:p>
          </table:table-cell>
          <table:table-cell table:number-columns-repeated="2" office:value-type="string">
            <text:p>0x8e71</text:p>
          </table:table-cell>
          <table:table-cell office:value-type="string">
            <text:p>0x8e81</text:p>
          </table:table-cell>
          <table:table-cell office:value-type="string">
            <text:p>0x06dd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a</text:p>
          </table:table-cell>
          <table:table-cell office:value-type="string">
            <text:p>0x8224</text:p>
          </table:table-cell>
          <table:table-cell office:value-type="string">
            <text:p>0x001c</text:p>
          </table:table-cell>
          <table:table-cell office:value-type="string">
            <text:p>0x8e71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1</text:p>
          </table:table-cell>
          <table:table-cell office:value-type="string">
            <text:p>0x48d7</text:p>
          </table:table-cell>
          <table:table-cell office:value-type="string">
            <text:p>0xffff</text:p>
          </table:table-cell>
          <table:table-cell office:value-type="string">
            <text:p>0x8e71</text:p>
          </table:table-cell>
          <table:table-cell office:value-type="string">
            <text:p>0x8e81</text:p>
          </table:table-cell>
          <table:table-cell office:value-type="string">
            <text:p>0x09a7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a</text:p>
          </table:table-cell>
          <table:table-cell office:value-type="string">
            <text:p>0x82d7</text:p>
          </table:table-cell>
          <table:table-cell office:value-type="string">
            <text:p>0x0090</text:p>
          </table:table-cell>
          <table:table-cell office:value-type="string">
            <text:p>0x8e71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1</text:p>
          </table:table-cell>
          <table:table-cell office:value-type="string">
            <text:p>0x4808</text:p>
          </table:table-cell>
          <table:table-cell office:value-type="string">
            <text:p>0x9d76</text:p>
          </table:table-cell>
          <table:table-cell office:value-type="string">
            <text:p>0x8e71</text:p>
          </table:table-cell>
          <table:table-cell office:value-type="string">
            <text:p>0x8e81</text:p>
          </table:table-cell>
          <table:table-cell office:value-type="string">
            <text:p>0x09ab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a</text:p>
          </table:table-cell>
          <table:table-cell office:value-type="string">
            <text:p>0x8208</text:p>
          </table:table-cell>
          <table:table-cell office:value-type="string">
            <text:p>0x0090</text:p>
          </table:table-cell>
          <table:table-cell office:value-type="string">
            <text:p>0x8e71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1</text:p>
          </table:table-cell>
          <table:table-cell office:value-type="string">
            <text:p>0x3d00</text:p>
          </table:table-cell>
          <table:table-cell office:value-type="string">
            <text:p>0x9d76</text:p>
          </table:table-cell>
          <table:table-cell office:value-type="string">
            <text:p>0x8e71</text:p>
          </table:table-cell>
          <table:table-cell office:value-type="string">
            <text:p>0x8e81</text:p>
          </table:table-cell>
          <table:table-cell office:value-type="string">
            <text:p>0x3bc0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a</text:p>
          </table:table-cell>
          <table:table-cell office:value-type="string">
            <text:p>0x8200</text:p>
          </table:table-cell>
          <table:table-cell office:value-type="string">
            <text:p>0x007a</text:p>
          </table:table-cell>
          <table:table-cell office:value-type="string">
            <text:p>0x8e71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f</text:p>
          </table:table-cell>
          <table:table-cell office:value-type="string">
            <text:p>0x1123</text:p>
          </table:table-cell>
          <table:table-cell office:value-type="string">
            <text:p>0x0001</text:p>
          </table:table-cell>
          <table:table-cell office:value-type="string">
            <text:p>0x010e</text:p>
          </table:table-cell>
          <table:table-cell office:value-type="string">
            <text:p>0x903a</text:p>
          </table:table-cell>
          <table:table-cell office:value-type="string">
            <text:p>0xac0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35a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14e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7a6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001</text:p>
          </table:table-cell>
          <table:table-cell office:value-type="string">
            <text:p>0x014e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1</text:p>
          </table:table-cell>
          <table:table-cell office:value-type="string">
            <text:p>0x3e03</text:p>
          </table:table-cell>
          <table:table-cell office:value-type="string">
            <text:p>0x0003</text:p>
          </table:table-cell>
          <table:table-cell office:value-type="string">
            <text:p>0x8e71</text:p>
          </table:table-cell>
          <table:table-cell office:value-type="string">
            <text:p>0x8e81</text:p>
          </table:table-cell>
          <table:table-cell office:value-type="string">
            <text:p>0x3bc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a</text:p>
          </table:table-cell>
          <table:table-cell office:value-type="string">
            <text:p>0x8203</text:p>
          </table:table-cell>
          <table:table-cell office:value-type="string">
            <text:p>0x007c</text:p>
          </table:table-cell>
          <table:table-cell office:value-type="string">
            <text:p>0x8e71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1</text:p>
          </table:table-cell>
          <table:table-cell office:value-type="string">
            <text:p>0x3d00</text:p>
          </table:table-cell>
          <table:table-cell office:value-type="string">
            <text:p>0x0003</text:p>
          </table:table-cell>
          <table:table-cell office:value-type="string">
            <text:p>0x8e71</text:p>
          </table:table-cell>
          <table:table-cell office:value-type="string">
            <text:p>0x8e81</text:p>
          </table:table-cell>
          <table:table-cell office:value-type="string">
            <text:p>0x3bd0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a</text:p>
          </table:table-cell>
          <table:table-cell office:value-type="string">
            <text:p>0x8200</text:p>
          </table:table-cell>
          <table:table-cell office:value-type="string">
            <text:p>0x007a</text:p>
          </table:table-cell>
          <table:table-cell office:value-type="string">
            <text:p>0x8e71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f</text:p>
          </table:table-cell>
          <table:table-cell office:value-type="string">
            <text:p>0x1123</text:p>
          </table:table-cell>
          <table:table-cell office:value-type="string">
            <text:p>0x0001</text:p>
          </table:table-cell>
          <table:table-cell office:value-type="string">
            <text:p>0x010e</text:p>
          </table:table-cell>
          <table:table-cell office:value-type="string">
            <text:p>0x903a</text:p>
          </table:table-cell>
          <table:table-cell office:value-type="string">
            <text:p>0xac0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35a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1</text:p>
          </table:table-cell>
          <table:table-cell office:value-type="string">
            <text:p>0x3d00</text:p>
          </table:table-cell>
          <table:table-cell office:value-type="string">
            <text:p>0x0003</text:p>
          </table:table-cell>
          <table:table-cell office:value-type="string">
            <text:p>0x8e71</text:p>
          </table:table-cell>
          <table:table-cell office:value-type="string">
            <text:p>0x8e81</text:p>
          </table:table-cell>
          <table:table-cell office:value-type="string">
            <text:p>0x3be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a</text:p>
          </table:table-cell>
          <table:table-cell office:value-type="string">
            <text:p>0x8200</text:p>
          </table:table-cell>
          <table:table-cell office:value-type="string">
            <text:p>0x007a</text:p>
          </table:table-cell>
          <table:table-cell office:value-type="string">
            <text:p>0x8e71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f</text:p>
          </table:table-cell>
          <table:table-cell office:value-type="string">
            <text:p>0x1123</text:p>
          </table:table-cell>
          <table:table-cell office:value-type="string">
            <text:p>0x0001</text:p>
          </table:table-cell>
          <table:table-cell office:value-type="string">
            <text:p>0x010e</text:p>
          </table:table-cell>
          <table:table-cell office:value-type="string">
            <text:p>0x903a</text:p>
          </table:table-cell>
          <table:table-cell office:value-type="string">
            <text:p>0xac0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1</text:p>
          </table:table-cell>
          <table:table-cell office:value-type="string">
            <text:p>0x3d00</text:p>
          </table:table-cell>
          <table:table-cell office:value-type="string">
            <text:p>0x0003</text:p>
          </table:table-cell>
          <table:table-cell office:value-type="string">
            <text:p>0x8e71</text:p>
          </table:table-cell>
          <table:table-cell office:value-type="string">
            <text:p>0x8e81</text:p>
          </table:table-cell>
          <table:table-cell office:value-type="string">
            <text:p>0x3bfa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a</text:p>
          </table:table-cell>
          <table:table-cell office:value-type="string">
            <text:p>0x8200</text:p>
          </table:table-cell>
          <table:table-cell office:value-type="string">
            <text:p>0x007a</text:p>
          </table:table-cell>
          <table:table-cell office:value-type="string">
            <text:p>0x8e71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f</text:p>
          </table:table-cell>
          <table:table-cell office:value-type="string">
            <text:p>0x1123</text:p>
          </table:table-cell>
          <table:table-cell office:value-type="string">
            <text:p>0x0001</text:p>
          </table:table-cell>
          <table:table-cell office:value-type="string">
            <text:p>0x010e</text:p>
          </table:table-cell>
          <table:table-cell office:value-type="string">
            <text:p>0x903a</text:p>
          </table:table-cell>
          <table:table-cell office:value-type="string">
            <text:p>0xac0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35a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1</text:p>
          </table:table-cell>
          <table:table-cell office:value-type="string">
            <text:p>0x3d00</text:p>
          </table:table-cell>
          <table:table-cell office:value-type="string">
            <text:p>0x0003</text:p>
          </table:table-cell>
          <table:table-cell office:value-type="string">
            <text:p>0x8e71</text:p>
          </table:table-cell>
          <table:table-cell office:value-type="string">
            <text:p>0x8e81</text:p>
          </table:table-cell>
          <table:table-cell office:value-type="string">
            <text:p>0x3c0f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a</text:p>
          </table:table-cell>
          <table:table-cell office:value-type="string">
            <text:p>0x8200</text:p>
          </table:table-cell>
          <table:table-cell office:value-type="string">
            <text:p>0x007a</text:p>
          </table:table-cell>
          <table:table-cell office:value-type="string">
            <text:p>0x8e71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f</text:p>
          </table:table-cell>
          <table:table-cell office:value-type="string">
            <text:p>0x1123</text:p>
          </table:table-cell>
          <table:table-cell office:value-type="string">
            <text:p>0x0001</text:p>
          </table:table-cell>
          <table:table-cell office:value-type="string">
            <text:p>0x010e</text:p>
          </table:table-cell>
          <table:table-cell office:value-type="string">
            <text:p>0x903a</text:p>
          </table:table-cell>
          <table:table-cell office:value-type="string">
            <text:p>0xac0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1</text:p>
          </table:table-cell>
          <table:table-cell office:value-type="string">
            <text:p>0x3d00</text:p>
          </table:table-cell>
          <table:table-cell office:value-type="string">
            <text:p>0x0003</text:p>
          </table:table-cell>
          <table:table-cell table:number-columns-repeated="2" office:value-type="string">
            <text:p>0x8e81</text:p>
          </table:table-cell>
          <table:table-cell office:value-type="string">
            <text:p>0x3776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a</text:p>
          </table:table-cell>
          <table:table-cell office:value-type="string">
            <text:p>0x8200</text:p>
          </table:table-cell>
          <table:table-cell office:value-type="string">
            <text:p>0x007a</text:p>
          </table:table-cell>
          <table:table-cell office:value-type="string">
            <text:p>0x8e81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f</text:p>
          </table:table-cell>
          <table:table-cell office:value-type="string">
            <text:p>0x1123</text:p>
          </table:table-cell>
          <table:table-cell office:value-type="string">
            <text:p>0x0001</text:p>
          </table:table-cell>
          <table:table-cell office:value-type="string">
            <text:p>0x010e</text:p>
          </table:table-cell>
          <table:table-cell office:value-type="string">
            <text:p>0x903a</text:p>
          </table:table-cell>
          <table:table-cell office:value-type="string">
            <text:p>0xac0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1</text:p>
          </table:table-cell>
          <table:table-cell office:value-type="string">
            <text:p>0x4940</text:p>
          </table:table-cell>
          <table:table-cell office:value-type="string">
            <text:p>0x9d76</text:p>
          </table:table-cell>
          <table:table-cell office:value-type="string">
            <text:p>0x024a</text:p>
          </table:table-cell>
          <table:table-cell office:value-type="string">
            <text:p>0x8e81</text:p>
          </table:table-cell>
          <table:table-cell office:value-type="string">
            <text:p>0x0742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a</text:p>
          </table:table-cell>
          <table:table-cell office:value-type="string">
            <text:p>0x8240</text:p>
          </table:table-cell>
          <table:table-cell office:value-type="string">
            <text:p>0x0092</text:p>
          </table:table-cell>
          <table:table-cell office:value-type="string">
            <text:p>0x024a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1</text:p>
          </table:table-cell>
          <table:table-cell office:value-type="string">
            <text:p>0x3700</text:p>
          </table:table-cell>
          <table:table-cell office:value-type="string">
            <text:p>0x9d76</text:p>
          </table:table-cell>
          <table:table-cell office:value-type="string">
            <text:p>0x024a</text:p>
          </table:table-cell>
          <table:table-cell office:value-type="string">
            <text:p>0x8e81</text:p>
          </table:table-cell>
          <table:table-cell office:value-type="string">
            <text:p>0x22f4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a</text:p>
          </table:table-cell>
          <table:table-cell office:value-type="string">
            <text:p>0x8200</text:p>
          </table:table-cell>
          <table:table-cell office:value-type="string">
            <text:p>0x006e</text:p>
          </table:table-cell>
          <table:table-cell office:value-type="string">
            <text:p>0x024a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1</text:p>
          </table:table-cell>
          <table:table-cell office:value-type="string">
            <text:p>0x3d00</text:p>
          </table:table-cell>
          <table:table-cell office:value-type="string">
            <text:p>0x9d76</text:p>
          </table:table-cell>
          <table:table-cell office:value-type="string">
            <text:p>0x024a</text:p>
          </table:table-cell>
          <table:table-cell office:value-type="string">
            <text:p>0x8e81</text:p>
          </table:table-cell>
          <table:table-cell office:value-type="string">
            <text:p>0x230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a</text:p>
          </table:table-cell>
          <table:table-cell office:value-type="string">
            <text:p>0x8200</text:p>
          </table:table-cell>
          <table:table-cell office:value-type="string">
            <text:p>0x007a</text:p>
          </table:table-cell>
          <table:table-cell office:value-type="string">
            <text:p>0x024a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f</text:p>
          </table:table-cell>
          <table:table-cell office:value-type="string">
            <text:p>0x1123</text:p>
          </table:table-cell>
          <table:table-cell office:value-type="string">
            <text:p>0x0001</text:p>
          </table:table-cell>
          <table:table-cell office:value-type="string">
            <text:p>0x010e</text:p>
          </table:table-cell>
          <table:table-cell office:value-type="string">
            <text:p>0x903a</text:p>
          </table:table-cell>
          <table:table-cell office:value-type="string">
            <text:p>0xac0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35a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4f8f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99f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2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f000</text:p>
          </table:table-cell>
          <table:table-cell office:value-type="string">
            <text:p>0xe9ce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1</text:p>
          </table:table-cell>
          <table:table-cell office:value-type="string">
            <text:p>0x4202</text:p>
          </table:table-cell>
          <table:table-cell office:value-type="string">
            <text:p>0x0003</text:p>
          </table:table-cell>
          <table:table-cell office:value-type="string">
            <text:p>0x024a</text:p>
          </table:table-cell>
          <table:table-cell office:value-type="string">
            <text:p>0x8e81</text:p>
          </table:table-cell>
          <table:table-cell office:value-type="string">
            <text:p>0x231b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a</text:p>
          </table:table-cell>
          <table:table-cell office:value-type="string">
            <text:p>0x8202</text:p>
          </table:table-cell>
          <table:table-cell office:value-type="string">
            <text:p>0x0084</text:p>
          </table:table-cell>
          <table:table-cell office:value-type="string">
            <text:p>0x024a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1</text:p>
          </table:table-cell>
          <table:table-cell office:value-type="string">
            <text:p>0x4200</text:p>
          </table:table-cell>
          <table:table-cell office:value-type="string">
            <text:p>0x0003</text:p>
          </table:table-cell>
          <table:table-cell office:value-type="string">
            <text:p>0x024a</text:p>
          </table:table-cell>
          <table:table-cell office:value-type="string">
            <text:p>0x8e81</text:p>
          </table:table-cell>
          <table:table-cell office:value-type="string">
            <text:p>0x232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a</text:p>
          </table:table-cell>
          <table:table-cell office:value-type="string">
            <text:p>0x8200</text:p>
          </table:table-cell>
          <table:table-cell office:value-type="string">
            <text:p>0x0084</text:p>
          </table:table-cell>
          <table:table-cell office:value-type="string">
            <text:p>0x024a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1</text:p>
          </table:table-cell>
          <table:table-cell office:value-type="string">
            <text:p>0x3f18</text:p>
          </table:table-cell>
          <table:table-cell office:value-type="string">
            <text:p>0x0003</text:p>
          </table:table-cell>
          <table:table-cell office:value-type="string">
            <text:p>0x8d7d</text:p>
          </table:table-cell>
          <table:table-cell office:value-type="string">
            <text:p>0x8e81</text:p>
          </table:table-cell>
          <table:table-cell office:value-type="string">
            <text:p>0x2356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a</text:p>
          </table:table-cell>
          <table:table-cell office:value-type="string">
            <text:p>0x8218</text:p>
          </table:table-cell>
          <table:table-cell office:value-type="string">
            <text:p>0x007e</text:p>
          </table:table-cell>
          <table:table-cell office:value-type="string">
            <text:p>0x8d7d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3</text:p>
          </table:table-cell>
          <table:table-cell office:value-type="string">
            <text:p>0x0201</text:p>
          </table:table-cell>
          <table:table-cell office:value-type="string">
            <text:p>0x0014</text:p>
          </table:table-cell>
          <table:table-cell office:value-type="string">
            <text:p>0x8e4e</text:p>
          </table:table-cell>
          <table:table-cell office:value-type="string">
            <text:p>0x9e18</text:p>
          </table:table-cell>
          <table:table-cell office:value-type="string">
            <text:p>0x0be9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5</text:p>
          </table:table-cell>
          <table:table-cell office:value-type="string">
            <text:p>0x9101</text:p>
          </table:table-cell>
          <table:table-cell office:value-type="string">
            <text:p>0x0090</text:p>
          </table:table-cell>
          <table:table-cell office:value-type="string">
            <text:p>0x8e4e</text:p>
          </table:table-cell>
          <table:table-cell office:value-type="string">
            <text:p>0xf000</text:p>
          </table:table-cell>
          <table:table-cell office:value-type="string">
            <text:p>0xef95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1a</text:p>
          </table:table-cell>
          <table:table-cell office:value-type="string">
            <text:p>0x0000</text:p>
          </table:table-cell>
          <table:table-cell office:value-type="string">
            <text:p>0x0214</text:p>
          </table:table-cell>
          <table:table-cell office:value-type="string">
            <text:p>0x0070</text:p>
          </table:table-cell>
          <table:table-cell office:value-type="string">
            <text:p>0x9e18</text:p>
          </table:table-cell>
          <table:table-cell office:value-type="string">
            <text:p>0x0488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1</text:p>
          </table:table-cell>
          <table:table-cell office:value-type="string">
            <text:p>0x3e79</text:p>
          </table:table-cell>
          <table:table-cell office:value-type="string">
            <text:p>0x0003</text:p>
          </table:table-cell>
          <table:table-cell office:value-type="string">
            <text:p>0x8d7d</text:p>
          </table:table-cell>
          <table:table-cell office:value-type="string">
            <text:p>0x8e81</text:p>
          </table:table-cell>
          <table:table-cell office:value-type="string">
            <text:p>0x237c</text:p>
          </table:table-cell>
          <table:table-cell table:number-columns-repeated="2" office:value-type="string">
            <text:p>0x0000</text:p>
          </table:table-cell>
        </table:table-row>
        <table:table-row table:style-name="ro1">
          <table:table-cell office:value-type="string">
            <text:p>0x002a</text:p>
          </table:table-cell>
          <table:table-cell office:value-type="string">
            <text:p>0x8279</text:p>
          </table:table-cell>
          <table:table-cell office:value-type="string">
            <text:p>0x007c</text:p>
          </table:table-cell>
          <table:table-cell office:value-type="string">
            <text:p>0x8d7d</text:p>
          </table:table-cell>
          <table:table-cell office:value-type="string">
            <text:p>0x903a</text:p>
          </table:table-cell>
          <table:table-cell office:value-type="string">
            <text:p>0x41d1</text:p>
          </table:table-cell>
          <table:table-cell table:number-columns-repeated="2" office:value-type="string">
            <text:p>0x0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H19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2/25/2013</text:date>, <text:time>08:3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Register</meta:initial-creator>
    <meta:creation-date>2013-02-21T10:13:46</meta:creation-date>
    <dc:date>2013-02-25T08:38:41</dc:date>
    <dc:creator>Chris Register</dc:creator>
    <meta:editing-duration>PT2H19M37S</meta:editing-duration>
    <meta:editing-cycles>6</meta:editing-cycles>
    <meta:generator>LibreOffice/3.3$Linux LibreOffice_project/330m19$Build-401</meta:generator>
    <meta:document-statistic meta:table-count="3" meta:cell-count="2592" meta:object-count="0"/>
  </office:meta>
</office:document-meta>
</file>